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042,271,531,012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015,618,742,565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931,877,364,177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60,854,235,065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890,814,755,233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912,524,136,718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917,869,910,105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892,969,107,923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755,094,160,363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39,580,085,612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10,228,634,992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32,216,737,774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64,570,514,304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85,868,618,224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56,836,875,295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34,772,463,823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95,660,611,165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60,446,947,784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65,021,012,077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40,001,351,215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5,445,547,872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15,748,998,609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27,369,679,37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19:41.364512271</dc:date>
    <meta:editing-duration>PT3H11M46S</meta:editing-duration>
    <meta:editing-cycles>77</meta:editing-cycles>
    <meta:generator>LibreOffice/7.2.6.2$Linux_X86_64 LibreOffice_project/20$Build-2</meta:generator>
    <meta:document-statistic meta:table-count="1" meta:cell-count="48" meta:object-count="0"/>
  </office:meta>
</office:document-meta>
</file>